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2.672cm" fo:min-width="2.6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859cm" fo:min-width="2.8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868cm" fo:min-width="3.6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998cm" fo:min-width="3.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963cm" fo:min-width="3.5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1" draw:style-name="gr1" draw:text-style-name="P1" svg:width="3.777cm" svg:height="3.777cm" svg:x="4.928cm" svg:y="3.704cm"><text:p text:style-name="P1">STOP</text:p><text:p text:style-name="P1">Warten, dass </text:p><text:p text:style-name="P1">target_speed &gt; 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2" draw:style-name="gr2" draw:text-style-name="P1" svg:width="4.042cm" svg:height="4.042cm" svg:x="4.879cm" svg:y="16.383cm"><text:p text:style-name="P1">RUNNING<text:line-break/>target_speed setze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4" draw:style-name="gr3" draw:text-style-name="P2" svg:width="4.119cm" svg:height="1.735cm" draw:transform="rotate (-0.947015652132122) translate (9.76488888888889cm 6.59165277777778cm)"><text:p><text:span text:style-name="T1"><text:s/></text:span><text:span text:style-name="T1">target_speed &gt; 0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1" draw:style-name="gr1" draw:text-style-name="P1" svg:width="3.777cm" svg:height="3.777cm" svg:x="10.724cm" svg:y="10.582cm"><text:p text:style-name="P1">STARTING</text:p><text:p text:style-name="P1">Motor e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4" draw:style-name="gr3" draw:text-style-name="P2" svg:width="4.119cm" svg:height="1.735cm" draw:transform="rotate (-2.29650422977414) translate (12.0861666666667cm 14.6102916666667cm)"><text:p><text:span text:style-name="T1"/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Form1" draw:style-name="gr1" draw:text-style-name="P1" svg:width="3.777cm" svg:height="3.777cm" svg:x="-0.87cm" svg:y="10.148cm"><text:p text:style-name="P1">STOPPING</text:p><text:p text:style-name="P1">Warten, dass Motor </text:p><text:p text:style-name="P1">nicht mehr dreht.</text:p><text:p text:style-name="P1">Motor au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Form3" draw:style-name="gr4" svg:width="3.929cm" svg:height="1.997cm" draw:transform="rotate (-0.785398163397448) translate (2.40594444444444cm 13.4443611111111cm)"><text:p>target_speed = 0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Form4" draw:style-name="gr3" draw:text-style-name="P2" svg:width="4.119cm" svg:height="1.735cm" draw:transform="rotate (-0.841772298236864) translate (3.98286111111111cm 12.4054305555556cm)"><text:p><text:span text:style-name="T1"><text:s/></text:span><text:span text:style-name="T1">target_speed &gt; 0</text:span>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Form5" draw:style-name="gr5" svg:width="4.065cm" svg:height="1.925cm" draw:transform="rotate (0.785398163397448) translate (1.74095833333333cm 9.41563888888889cm)"><text:p>!stepper.isSpinning()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17T10:27:01.296000000</meta:creation-date>
    <dc:date>2024-05-17T10:59:17.051000000</dc:date>
    <meta:editing-duration>PT1M4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1.6.3$Windows_X86_64 LibreOffice_project/5896ab1714085361c45cf540f76f60673dd96a72</meta:generator>
  </office:meta>
</office:document-meta>
</file>